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outpu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ourtship_duration(min)</text:p>
          </table:table-cell>
          <table:table-cell office:value-type="string" calcext:value-type="string">
            <text:p>mate_duration(min)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ourt start time(min)</text:p>
          </table:table-cell>
          <table:table-cell office:value-type="string" calcext:value-type="string">
            <text:p>mate start time(min)</text:p>
          </table:table-cell>
          <table:table-cell office:value-type="string" calcext:value-type="string">
            <text:p>mate end time(min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25" calcext:value-type="float">
            <text:p>11.725</text:p>
          </table:table-cell>
          <table:table-cell office:value-type="float" office:value="10.8219" calcext:value-type="float">
            <text:p>10.8219</text:p>
          </table:table-cell>
          <table:table-cell office:value-type="float" office:value="0.682794" calcext:value-type="float">
            <text:p>0.682794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17.2161" calcext:value-type="float">
            <text:p>17.2161</text:p>
          </table:table-cell>
          <table:table-cell office:value-type="float" office:value="28.038" calcext:value-type="float">
            <text:p>28.038</text:p>
          </table:table-cell>
          <table:table-cell/>
          <table:table-cell table:formula="of:=[.C3]*2" office:value-type="float" office:value="21.6438" calcext:value-type="float">
            <text:p>21.643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394" calcext:value-type="float">
            <text:p>14.9394</text:p>
          </table:table-cell>
          <table:table-cell office:value-type="float" office:value="7.44855" calcext:value-type="float">
            <text:p>7.44855</text:p>
          </table:table-cell>
          <table:table-cell office:value-type="float" office:value="0.775318" calcext:value-type="float">
            <text:p>0.775318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19.3126" calcext:value-type="float">
            <text:p>19.3126</text:p>
          </table:table-cell>
          <table:table-cell office:value-type="float" office:value="26.7612" calcext:value-type="float">
            <text:p>26.7612</text:p>
          </table:table-cell>
          <table:table-cell/>
          <table:table-cell table:formula="of:=[.C5]*2" office:value-type="float" office:value="14.8971" calcext:value-type="float">
            <text:p>14.8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8399" calcext:value-type="float">
            <text:p>2.88399</text:p>
          </table:table-cell>
          <table:table-cell office:value-type="float" office:value="15.1807" calcext:value-type="float">
            <text:p>15.1807</text:p>
          </table:table-cell>
          <table:table-cell office:value-type="float" office:value="0.753232" calcext:value-type="float">
            <text:p>0.753232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3.87276" calcext:value-type="float">
            <text:p>3.87276</text:p>
          </table:table-cell>
          <table:table-cell office:value-type="float" office:value="19.0535" calcext:value-type="float">
            <text:p>19.0535</text:p>
          </table:table-cell>
          <table:table-cell/>
          <table:table-cell table:formula="of:=[.C6]*2" office:value-type="float" office:value="30.3614" calcext:value-type="float">
            <text:p>30.36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35335" calcext:value-type="float">
            <text:p>3.35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5335" calcext:value-type="float">
            <text:p>3.35335</text:p>
          </table:table-cell>
          <table:table-cell/>
          <table:table-cell table:style-name="ce1" table:formula="of:=[.C7]*2" office:value-type="float" office:value="6.7067" calcext:value-type="float">
            <text:p>6.70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.814" calcext:value-type="float">
            <text:p>36.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328" calcext:value-type="float">
            <text:p>0.04393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8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915" calcext:value-type="float">
            <text:p>33.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906" calcext:value-type="float">
            <text:p>0.01279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9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698" calcext:value-type="float">
            <text:p>10.9698</text:p>
          </table:table-cell>
          <table:table-cell office:value-type="float" office:value="9.29484" calcext:value-type="float">
            <text:p>9.29484</text:p>
          </table:table-cell>
          <table:table-cell office:value-type="float" office:value="0.93902" calcext:value-type="float">
            <text:p>0.93902</text:p>
          </table:table-cell>
          <table:table-cell office:value-type="float" office:value="0.0172394" calcext:value-type="float">
            <text:p>0.0172394</text:p>
          </table:table-cell>
          <table:table-cell office:value-type="float" office:value="11.6995" calcext:value-type="float">
            <text:p>11.6995</text:p>
          </table:table-cell>
          <table:table-cell office:value-type="float" office:value="20.9943" calcext:value-type="float">
            <text:p>20.9943</text:p>
          </table:table-cell>
          <table:table-cell/>
          <table:table-cell table:formula="of:=[.C10]*2" office:value-type="float" office:value="18.58968" calcext:value-type="float">
            <text:p>18.58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4963" calcext:value-type="float">
            <text:p>1.84963</text:p>
          </table:table-cell>
          <table:table-cell office:value-type="float" office:value="13.8561" calcext:value-type="float">
            <text:p>13.8561</text:p>
          </table:table-cell>
          <table:table-cell office:value-type="float" office:value="0.703469" calcext:value-type="float">
            <text:p>0.703469</text:p>
          </table:table-cell>
          <table:table-cell office:value-type="float" office:value="0.00778556" calcext:value-type="float">
            <text:p>0.00778556</text:p>
          </table:table-cell>
          <table:table-cell office:value-type="float" office:value="2.63708" calcext:value-type="float">
            <text:p>2.63708</text:p>
          </table:table-cell>
          <table:table-cell office:value-type="float" office:value="16.4931" calcext:value-type="float">
            <text:p>16.4931</text:p>
          </table:table-cell>
          <table:table-cell/>
          <table:table-cell table:formula="of:=[.C11]*2" office:value-type="float" office:value="27.7122" calcext:value-type="float">
            <text:p>27.7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.2646" calcext:value-type="float">
            <text:p>11.2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646" calcext:value-type="float">
            <text:p>11.2646</text:p>
          </table:table-cell>
          <table:table-cell/>
          <table:table-cell table:formula="of:=[.C12]*2" office:value-type="float" office:value="22.5292" calcext:value-type="float">
            <text:p>22.52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822" calcext:value-type="float">
            <text:p>37.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667" calcext:value-type="float">
            <text:p>0.003336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3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11222" calcext:value-type="float">
            <text:p>0.00111222</text:p>
          </table:table-cell>
          <table:table-cell office:value-type="float" office:value="14.2153" calcext:value-type="float">
            <text:p>14.215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0444889" calcext:value-type="float">
            <text:p>0.00444889</text:p>
          </table:table-cell>
          <table:table-cell office:value-type="float" office:value="14.2198" calcext:value-type="float">
            <text:p>14.2198</text:p>
          </table:table-cell>
          <table:table-cell/>
          <table:table-cell table:formula="of:=[.C14]*2" office:value-type="float" office:value="28.4306" calcext:value-type="float">
            <text:p>28.4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6507" calcext:value-type="float">
            <text:p>0.396507</text:p>
          </table:table-cell>
          <table:table-cell office:value-type="float" office:value="10.5205" calcext:value-type="float">
            <text:p>10.5205</text:p>
          </table:table-cell>
          <table:table-cell office:value-type="float" office:value="0.945623" calcext:value-type="float">
            <text:p>0.945623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0.429318" calcext:value-type="float">
            <text:p>0.429318</text:p>
          </table:table-cell>
          <table:table-cell office:value-type="float" office:value="10.9498" calcext:value-type="float">
            <text:p>10.9498</text:p>
          </table:table-cell>
          <table:table-cell/>
          <table:table-cell table:formula="of:=[.C15]*2" office:value-type="float" office:value="21.041" calcext:value-type="float">
            <text:p>21.0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8649" calcext:value-type="float">
            <text:p>1.48649</text:p>
          </table:table-cell>
          <table:table-cell office:value-type="float" office:value="13.3222" calcext:value-type="float">
            <text:p>13.3222</text:p>
          </table:table-cell>
          <table:table-cell office:value-type="float" office:value="0.883053" calcext:value-type="float">
            <text:p>0.883053</text:p>
          </table:table-cell>
          <table:table-cell office:value-type="float" office:value="0.0127906" calcext:value-type="float">
            <text:p>0.0127906</text:p>
          </table:table-cell>
          <table:table-cell office:value-type="float" office:value="1.69614" calcext:value-type="float">
            <text:p>1.69614</text:p>
          </table:table-cell>
          <table:table-cell office:value-type="float" office:value="15.0183" calcext:value-type="float">
            <text:p>15.0183</text:p>
          </table:table-cell>
          <table:table-cell/>
          <table:table-cell table:formula="of:=[.C16]*2" office:value-type="float" office:value="26.6444" calcext:value-type="float">
            <text:p>26.6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13134" calcext:value-type="float">
            <text:p>0.913134</text:p>
          </table:table-cell>
          <table:table-cell office:value-type="float" office:value="9.65743" calcext:value-type="float">
            <text:p>9.65743</text:p>
          </table:table-cell>
          <table:table-cell office:value-type="float" office:value="0.917831" calcext:value-type="float">
            <text:p>0.917831</text:p>
          </table:table-cell>
          <table:table-cell office:value-type="float" office:value="0.0417083" calcext:value-type="float">
            <text:p>0.0417083</text:p>
          </table:table-cell>
          <table:table-cell office:value-type="float" office:value="1.03659" calcext:value-type="float">
            <text:p>1.03659</text:p>
          </table:table-cell>
          <table:table-cell office:value-type="float" office:value="10.694" calcext:value-type="float">
            <text:p>10.694</text:p>
          </table:table-cell>
          <table:table-cell/>
          <table:table-cell table:formula="of:=[.C17]*2" office:value-type="float" office:value="19.31486" calcext:value-type="float">
            <text:p>19.31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.4229" calcext:value-type="float">
            <text:p>42.4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711" calcext:value-type="float">
            <text:p>0.01557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8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0486" calcext:value-type="float">
            <text:p>13.0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826" calcext:value-type="float">
            <text:p>0.2708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9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5489" calcext:value-type="float">
            <text:p>1.55489</text:p>
          </table:table-cell>
          <table:table-cell office:value-type="float" office:value="8.4262" calcext:value-type="float">
            <text:p>8.4262</text:p>
          </table:table-cell>
          <table:table-cell office:value-type="float" office:value="0.972522" calcext:value-type="float">
            <text:p>0.972522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1.64275" calcext:value-type="float">
            <text:p>1.64275</text:p>
          </table:table-cell>
          <table:table-cell office:value-type="float" office:value="10.0689" calcext:value-type="float">
            <text:p>10.0689</text:p>
          </table:table-cell>
          <table:table-cell/>
          <table:table-cell table:style-name="ce1" table:formula="of:=[.C20]*2" office:value-type="float" office:value="16.8524" calcext:value-type="float">
            <text:p>16.8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5534" calcext:value-type="float">
            <text:p>1.45534</text:p>
          </table:table-cell>
          <table:table-cell office:value-type="float" office:value="10.7941" calcext:value-type="float">
            <text:p>10.7941</text:p>
          </table:table-cell>
          <table:table-cell office:value-type="float" office:value="0.951983" calcext:value-type="float">
            <text:p>0.951983</text:p>
          </table:table-cell>
          <table:table-cell office:value-type="float" office:value="0.0305861" calcext:value-type="float">
            <text:p>0.0305861</text:p>
          </table:table-cell>
          <table:table-cell office:value-type="float" office:value="1.55934" calcext:value-type="float">
            <text:p>1.55934</text:p>
          </table:table-cell>
          <table:table-cell office:value-type="float" office:value="12.3535" calcext:value-type="float">
            <text:p>12.3535</text:p>
          </table:table-cell>
          <table:table-cell/>
          <table:table-cell table:formula="of:=[.C21]*2" office:value-type="float" office:value="21.5882" calcext:value-type="float">
            <text:p>21.58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6633" calcext:value-type="float">
            <text:p>16.6633</text:p>
          </table:table-cell>
          <table:table-cell office:value-type="float" office:value="10.5061" calcext:value-type="float">
            <text:p>10.5061</text:p>
          </table:table-cell>
          <table:table-cell office:value-type="float" office:value="0.639969" calcext:value-type="float">
            <text:p>0.639969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26.0816" calcext:value-type="float">
            <text:p>26.0816</text:p>
          </table:table-cell>
          <table:table-cell office:value-type="float" office:value="36.5877" calcext:value-type="float">
            <text:p>36.5877</text:p>
          </table:table-cell>
          <table:table-cell/>
          <table:table-cell table:formula="of:=[.C22]*2" office:value-type="float" office:value="21.0122" calcext:value-type="float">
            <text:p>21.0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4841" calcext:value-type="float">
            <text:p>1.74841</text:p>
          </table:table-cell>
          <table:table-cell office:value-type="float" office:value="7.37403" calcext:value-type="float">
            <text:p>7.37403</text:p>
          </table:table-cell>
          <table:table-cell office:value-type="float" office:value="0.654046" calcext:value-type="float">
            <text:p>0.654046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2.71716" calcext:value-type="float">
            <text:p>2.71716</text:p>
          </table:table-cell>
          <table:table-cell office:value-type="float" office:value="10.0912" calcext:value-type="float">
            <text:p>10.0912</text:p>
          </table:table-cell>
          <table:table-cell/>
          <table:table-cell table:formula="of:=[.C23]*2" office:value-type="float" office:value="14.74806" calcext:value-type="float">
            <text:p>14.748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.378" calcext:value-type="float">
            <text:p>36.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328" calcext:value-type="float">
            <text:p>0.04393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4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3055" calcext:value-type="float">
            <text:p>3.33055</text:p>
          </table:table-cell>
          <table:table-cell office:value-type="float" office:value="12.8951" calcext:value-type="float">
            <text:p>12.8951</text:p>
          </table:table-cell>
          <table:table-cell office:value-type="float" office:value="0.732241" calcext:value-type="float">
            <text:p>0.732241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4.59237" calcext:value-type="float">
            <text:p>4.59237</text:p>
          </table:table-cell>
          <table:table-cell office:value-type="float" office:value="17.4875" calcext:value-type="float">
            <text:p>17.4875</text:p>
          </table:table-cell>
          <table:table-cell/>
          <table:table-cell table:formula="of:=[.C25]*2" office:value-type="float" office:value="25.7902" calcext:value-type="float">
            <text:p>25.79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14659" calcext:value-type="float">
            <text:p>0.214659</text:p>
          </table:table-cell>
          <table:table-cell office:value-type="float" office:value="8.48848" calcext:value-type="float">
            <text:p>8.48848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0177956" calcext:value-type="float">
            <text:p>0.0177956</text:p>
          </table:table-cell>
          <table:table-cell office:value-type="float" office:value="0.233567" calcext:value-type="float">
            <text:p>0.233567</text:p>
          </table:table-cell>
          <table:table-cell office:value-type="float" office:value="8.72205" calcext:value-type="float">
            <text:p>8.72205</text:p>
          </table:table-cell>
          <table:table-cell/>
          <table:table-cell table:formula="of:=[.C26]*2" office:value-type="float" office:value="16.97696" calcext:value-type="float">
            <text:p>16.976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.4985" calcext:value-type="float">
            <text:p>38.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328" calcext:value-type="float">
            <text:p>0.04393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7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8688" calcext:value-type="float">
            <text:p>48.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056" calcext:value-type="float">
            <text:p>0.02780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8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.2258" calcext:value-type="float">
            <text:p>10.2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258" calcext:value-type="float">
            <text:p>10.2258</text:p>
          </table:table-cell>
          <table:table-cell/>
          <table:table-cell table:formula="of:=[.C29]*2" office:value-type="float" office:value="20.4516" calcext:value-type="float">
            <text:p>20.45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15615" calcext:value-type="float">
            <text:p>1.15615</text:p>
          </table:table-cell>
          <table:table-cell office:value-type="float" office:value="13.0141" calcext:value-type="float">
            <text:p>13.0141</text:p>
          </table:table-cell>
          <table:table-cell office:value-type="float" office:value="0.971495" calcext:value-type="float">
            <text:p>0.971495</text:p>
          </table:table-cell>
          <table:table-cell office:value-type="float" office:value="0.0344789" calcext:value-type="float">
            <text:p>0.0344789</text:p>
          </table:table-cell>
          <table:table-cell office:value-type="float" office:value="1.22456" calcext:value-type="float">
            <text:p>1.22456</text:p>
          </table:table-cell>
          <table:table-cell office:value-type="float" office:value="14.2387" calcext:value-type="float">
            <text:p>14.2387</text:p>
          </table:table-cell>
          <table:table-cell/>
          <table:table-cell table:formula="of:=[.C30]*2" office:value-type="float" office:value="26.0282" calcext:value-type="float">
            <text:p>26.02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6882" calcext:value-type="float">
            <text:p>47.6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1472" calcext:value-type="float">
            <text:p>0.03614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31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67111" calcext:value-type="float">
            <text:p>6.67111</text:p>
          </table:table-cell>
          <table:table-cell office:value-type="float" office:value="10.2881" calcext:value-type="float">
            <text:p>10.2881</text:p>
          </table:table-cell>
          <table:table-cell office:value-type="float" office:value="0.658" calcext:value-type="float">
            <text:p>0.658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10.1824" calcext:value-type="float">
            <text:p>10.1824</text:p>
          </table:table-cell>
          <table:table-cell office:value-type="float" office:value="20.4705" calcext:value-type="float">
            <text:p>20.4705</text:p>
          </table:table-cell>
          <table:table-cell/>
          <table:table-cell table:formula="of:=[.C32]*2" office:value-type="float" office:value="20.5762" calcext:value-type="float">
            <text:p>20.57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59237" calcext:value-type="float">
            <text:p>4.59237</text:p>
          </table:table-cell>
          <table:table-cell office:value-type="float" office:value="9.7186" calcext:value-type="float">
            <text:p>9.7186</text:p>
          </table:table-cell>
          <table:table-cell office:value-type="float" office:value="0.905482" calcext:value-type="float">
            <text:p>0.905482</text:p>
          </table:table-cell>
          <table:table-cell office:value-type="float" office:value="0.00667333" calcext:value-type="float">
            <text:p>0.00667333</text:p>
          </table:table-cell>
          <table:table-cell office:value-type="float" office:value="5.07841" calcext:value-type="float">
            <text:p>5.07841</text:p>
          </table:table-cell>
          <table:table-cell office:value-type="float" office:value="14.797" calcext:value-type="float">
            <text:p>14.797</text:p>
          </table:table-cell>
          <table:table-cell/>
          <table:table-cell table:formula="of:=[.C33]*2" office:value-type="float" office:value="19.4372" calcext:value-type="float">
            <text:p>19.43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.1662" calcext:value-type="float">
            <text:p>40.1662</text:p>
          </table:table-cell>
          <table:table-cell office:value-type="float" office:value="2.78278" calcext:value-type="float">
            <text:p>2.78278</text:p>
          </table:table-cell>
          <table:table-cell office:value-type="float" office:value="0.81378" calcext:value-type="float">
            <text:p>0.81378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49.4016" calcext:value-type="float">
            <text:p>49.4016</text:p>
          </table:table-cell>
          <table:table-cell office:value-type="float" office:value="52.1844" calcext:value-type="float">
            <text:p>52.1844</text:p>
          </table:table-cell>
          <table:table-cell/>
          <table:table-cell table:formula="of:=[.C34]*2" office:value-type="float" office:value="5.56556" calcext:value-type="float">
            <text:p>5.565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.7299" calcext:value-type="float">
            <text:p>37.7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006" calcext:value-type="float">
            <text:p>0.0228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35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4122" calcext:value-type="float">
            <text:p>14.4122</text:p>
          </table:table-cell>
          <table:table-cell office:value-type="float" office:value="8.11477" calcext:value-type="float">
            <text:p>8.11477</text:p>
          </table:table-cell>
          <table:table-cell office:value-type="float" office:value="0.742132" calcext:value-type="float">
            <text:p>0.742132</text:p>
          </table:table-cell>
          <table:table-cell office:value-type="float" office:value="0.0228006" calcext:value-type="float">
            <text:p>0.0228006</text:p>
          </table:table-cell>
          <table:table-cell office:value-type="float" office:value="19.4428" calcext:value-type="float">
            <text:p>19.4428</text:p>
          </table:table-cell>
          <table:table-cell office:value-type="float" office:value="27.5575" calcext:value-type="float">
            <text:p>27.5575</text:p>
          </table:table-cell>
          <table:table-cell/>
          <table:table-cell table:formula="of:=[.C36]*2" office:value-type="float" office:value="16.22954" calcext:value-type="float">
            <text:p>16.229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23857" calcext:value-type="float">
            <text:p>0.523857</text:p>
          </table:table-cell>
          <table:table-cell office:value-type="float" office:value="13.429" calcext:value-type="float">
            <text:p>13.429</text:p>
          </table:table-cell>
          <table:table-cell office:value-type="float" office:value="0.861848" calcext:value-type="float">
            <text:p>0.861848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0.651762" calcext:value-type="float">
            <text:p>0.651762</text:p>
          </table:table-cell>
          <table:table-cell office:value-type="float" office:value="14.0807" calcext:value-type="float">
            <text:p>14.0807</text:p>
          </table:table-cell>
          <table:table-cell/>
          <table:table-cell table:formula="of:=[.C37]*2" office:value-type="float" office:value="26.858" calcext:value-type="float">
            <text:p>26.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2T10:31:13.772441717</dc:date>
    <meta:editing-duration>PT3M13S</meta:editing-duration>
    <meta:editing-cycles>1</meta:editing-cycles>
    <meta:document-statistic meta:table-count="1" meta:cell-count="279" meta:object-count="0"/>
    <meta:generator>LibreOffice/6.0.7.3$Linux_X86_64 LibreOffice_project/00m0$Build-3</meta:generator>
  </office:meta>
</office:document-meta>
</file>